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Algorithm</text:p>
          </table:table-cell>
          <table:table-cell office:value-type="string">
            <text:p>Time</text:p>
          </table:table-cell>
          <table:table-cell office:value-type="string">
            <text:p># Nodes</text:p>
          </table:table-cell>
          <table:table-cell office:value-type="string">
            <text:p># Words</text:p>
          </table:table-cell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# Words</text:p>
          </table:table-cell>
          <table:table-cell table:style-name="ce1" office:value-type="string">
            <text:p>Seeded?</text:p>
          </table:table-cell>
          <table:table-cell table:style-name="ce1" office:value-type="string">
            <text:p>Shortest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WORD-1</text:p>
          </table:table-cell>
          <table:table-cell office:value-type="string">
            <text:p>Single word that satisfies all constraints.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51">
            <text:p>51</text:p>
          </table:table-cell>
          <table:table-cell table:number-columns-repeated="1019"/>
        </table:table-row>
        <table:table-row table:style-name="ro1" table:number-rows-repeated="65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1024" table:default-cell-style-name="ce4"/>
        <table:table-row table:style-name="ro2">
          <table:table-cell table:style-name="ce3" office:value-type="string">
            <text:p>Step</text:p>
          </table:table-cell>
          <table:table-cell table:style-name="ce3" office:value-type="string">
            <text:p>Count</text:p>
          </table:table-cell>
          <table:table-cell table:style-name="ce3" office:value-type="string">
            <text:p>Depth</text:p>
          </table:table-cell>
          <table:table-cell table:style-name="ce3" office:value-type="string">
            <text:p># Expanded</text:p>
          </table:table-cell>
          <table:table-cell table:style-name="ce3" table:number-columns-repeated="1020"/>
        </table:table-row>
        <table:table-row table:style-name="ro2" table:number-rows-repeated="6553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08/23/2009</text:date>, <text:time>15:0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rey Abshire</meta:initial-creator>
    <meta:creation-date>2009-08-23T13:09:21</meta:creation-date>
    <meta:generator>OpenOffice.org/3.0$Unix OpenOffice.org_project/300m15$Build-9379</meta:generator>
    <dc:date>2009-08-23T15:09:08</dc:date>
    <dc:creator>Corey Abshire</dc:creator>
    <meta:editing-duration>PT00H48M22S</meta:editing-duration>
    <meta:editing-cycles>3</meta:editing-cycles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